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25d8" officeooo:paragraph-rsid="000725d8"/>
    </style:style>
    <style:style style:name="T1" style:family="text">
      <style:text-properties officeooo:rsid="00078b24"/>
    </style:style>
    <style:style style:name="T2" style:family="text">
      <style:text-properties officeooo:rsid="00092298"/>
    </style:style>
    <style:style style:name="T3" style:family="text">
      <style:text-properties officeooo:rsid="000a19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RS232 propar communication (python library for RS232 Bronkhorst communication):</text:p>
      <text:p text:style-name="P1"><text:a xlink:type="simple" xlink:href="https://www.bronkhorst.com/getmedia/77a1438f-e547-4a79-95ad-53e81fd38a97/917027-Manual-RS232-interface.pdf" text:style-name="Internet_20_link" text:visited-style-name="Visited_20_Internet_20_Link">https://www.bronkhorst.com/getmedia/77a1438f-e547-4a79-95ad-53e81fd38a97/917027-Manual-RS232-interface.pdf</text:a></text:p>
      <text:p text:style-name="P1"/>
      <text:p text:style-name="P1">- <text:span text:style-name="T1">V2718 VME bridge:</text:span></text:p>
      <text:p text:style-name="P1"><text:a xlink:type="simple" xlink:href="https://wwwusers.ts.infn.it/~rui/univ/Acquisizione_Dati/Manuals/CAEN%20V2718%20rev11.pdf" text:style-name="Internet_20_link" text:visited-style-name="Visited_20_Internet_20_Link">https://wwwusers.ts.infn.it/~rui/univ/Acquisizione_Dati/Manuals/CAEN%20V2718%20rev11.pdf</text:a></text:p>
      <text:p text:style-name="P1"/>
      <text:p text:style-name="P1">-<text:span text:style-name="T3">V488A VME TDC:</text:span></text:p>
      <text:p text:style-name="P1"><text:a xlink:type="simple" xlink:href="https://wiki.iac.isu.edu/images/3/31/CAEN_V488_TDC_Manual.pdf" text:style-name="Internet_20_link" text:visited-style-name="Visited_20_Internet_20_Link">https://wiki.iac.isu.edu/images/3/31/CAEN_V488_TDC_Manual.pdf</text:a></text:p>
      <text:p text:style-name="P1"/>
      <text:p text:style-name="P1">- <text:span text:style-name="T2">VME communication library:</text:span></text:p>
      <text:p text:style-name="P1"/>
      <text:p text:style-name="P1">- <text:span text:style-name="T1">CAEN SY1527 HV mainframe: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1:53:23.022480120</meta:creation-date>
    <meta:generator>LibreOffice/7.3.7.2$Linux_X86_64 LibreOffice_project/30$Build-2</meta:generator>
    <dc:date>2023-06-19T10:46:10.994686866</dc:date>
    <meta:editing-duration>P10DT22H52M46S</meta:editing-duration>
    <meta:editing-cycles>5</meta:editing-cycles>
    <meta:document-statistic meta:table-count="0" meta:image-count="0" meta:object-count="0" meta:page-count="1" meta:paragraph-count="8" meta:word-count="29" meta:character-count="425" meta:non-whitespace-character-count="404"/>
  </office:meta>
</office:document-meta>
</file>